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8c2ce" officeooo:paragraph-rsid="0008c2ce"/>
    </style:style>
    <style:style style:name="P2" style:family="paragraph" style:parent-style-name="Heading_20_1">
      <style:text-properties officeooo:paragraph-rsid="0008c2ce"/>
    </style:style>
    <style:style style:name="T1" style:family="text">
      <style:text-properties officeooo:rsid="0008c2ce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ámec1" text:anchor-type="page" text:anchor-page-number="1" svg:x="0cm" svg:y="0cm" svg:width="9.999cm" svg:height="9.999cm" draw:z-index="0">
        <draw:text-box>
          <text:h text:style-name="P2" text:outline-level="1"><text:database-display text:table-name="lidi" text:table-type="table" text:column-name="Name" text:database-name="exkurze - Mikulov - v3">Katie</text:database-display><text:span text:style-name="T1"> </text:span><text:span text:style-name="T1"><text:database-display text:table-name="lidi" text:table-type="table" text:column-name="Surname" text:database-name="exkurze - Mikulov - v3">Altmann</text:database-display></text:span><text:span text:style-name="T1"> </text:span></text:h>
          <text:p text:style-name="Standard">Lunch: <text:database-display text:table-name="lidi" text:table-type="table" text:column-name="lunch" text:database-name="exkurze - Mikulov - v3">Vegetarian</text:database-display></text:p>
          <text:p text:style-name="P1">Group: <text:database-display text:table-name="lidi" text:table-type="table" text:column-name="bus/grp." text:database-name="exkurze - Mikulov - v3">bus A</text:database-display></text:p>
          <text:p text:style-name="P1">Accomodation: <text:database-display text:table-name="lidi" text:table-type="table" text:column-name="accomodation" text:database-name="exkurze - Mikulov - v3">Základní Škola</text:database-display></text:p>
          <text:p text:style-name="P1">Activity: <text:database-display text:table-name="lidi" text:table-type="table" text:column-name="activity" text:database-name="exkurze - Mikulov - v3">bike trip</text:database-display></text:p>
          <text:p text:style-name="P1">Mysterious number: <text:database-display text:table-name="lidi" text:table-type="table" text:column-name="A" text:database-name="exkurze - Mikulov - v3">2</text:database-display></text:p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Labels" style:family="graphic" style:auto-update="true">
      <style:graphic-properties svg:width="9.999cm" svg:height="9.999cm" text:anchor-type="as-char" svg:y="0cm" fo:margin-left="0cm" fo:margin-right="0cm" fo:margin-top="0cm" fo:margin-bottom="0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999cm" fo:page-height="5.001cm" style:num-format="" style:paper-tray-name="[From printer settings]" style:print-orientation="portrait" fo:margin-top="0cm" fo:margin-bottom="0cm" fo:margin-left="0cm" fo:margin-right="0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Těšínský</meta:initial-creator>
    <meta:creation-date>2016-06-03T03:30:16.248578903</meta:creation-date>
    <dc:date>2016-06-03T03:52:01.476008111</dc:date>
    <dc:creator>Jakub Těšínský</dc:creator>
    <meta:editing-duration>PT12M43S</meta:editing-duration>
    <meta:editing-cycles>3</meta:editing-cycles>
    <meta:generator>LibreOffice/5.1.3.2$Linux_X86_64 LibreOffice_project/10m0$Build-2</meta:generator>
    <meta:document-statistic meta:table-count="0" meta:image-count="0" meta:object-count="0" meta:page-count="1" meta:paragraph-count="6" meta:word-count="16" meta:character-count="110" meta:non-whitespace-character-count="99"/>
  </office:meta>
</office:document-meta>
</file>